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7000002570A2B1267A3A3B2F0.png" manifest:media-type="image/png"/>
  <manifest:file-entry manifest:full-path="Pictures/100000010000041700000257345E8A68AECB8938.png" manifest:media-type="image/png"/>
  <manifest:file-entry manifest:full-path="Pictures/100000010000041700000257F94052B4D7BB8F12.png" manifest:media-type="image/png"/>
  <manifest:file-entry manifest:full-path="Pictures/100000010000041700000257515DDC2D9CAB139B.png" manifest:media-type="image/png"/>
  <manifest:file-entry manifest:full-path="Pictures/1000000100000417000002573BA08CE053EFADC8.png" manifest:media-type="image/png"/>
  <manifest:file-entry manifest:full-path="Pictures/1000000100000417000002575FFA3B1324421CA1.png" manifest:media-type="image/png"/>
  <manifest:file-entry manifest:full-path="Pictures/100000010000041700000257E18975C694080AB0.png" manifest:media-type="image/png"/>
  <manifest:file-entry manifest:full-path="Pictures/1000000100000417000002577F1B8DE68877143A.png" manifest:media-type="image/png"/>
  <manifest:file-entry manifest:full-path="Pictures/100000010000041700000257A845F0AA86AE0C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509e" officeooo:paragraph-rsid="0010509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0509e" officeooo:paragraph-rsid="0010509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509e" officeooo:paragraph-rsid="0010509e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hammad Hassan Shah</text:p>
      <text:p text:style-name="P1">20P-0025</text:p>
      <text:p text:style-name="P1">BSCS-6C</text:p>
      <text:p text:style-name="P1">AI-Lab</text:p>
      <text:p text:style-name="P1"/>
      <text:p text:style-name="P2">Lab 05</text:p>
      <text:p text:style-name="P3"/>
      <text:p text:style-name="P3"/>
      <text:p text:style-name="P3"><draw:frame draw:style-name="fr1" draw:name="Image1" text:anchor-type="char" svg:width="6.9252in" svg:height="3.9618in" draw:z-index="0"><draw:image xlink:href="Pictures/100000010000041700000257A845F0AA86AE0CC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width="6.9252in" svg:height="3.9618in" draw:z-index="1"><draw:image xlink:href="Pictures/1000000100000417000002575FFA3B1324421CA1.png" xlink:type="simple" xlink:show="embed" xlink:actuate="onLoad" draw:mime-type="image/png"/></draw:frame><text:soft-page-break/></text:p>
      <text:p text:style-name="P3"><draw:frame draw:style-name="fr1" draw:name="Image3" text:anchor-type="char" svg:width="6.9252in" svg:height="3.9618in" draw:z-index="2"><draw:image xlink:href="Pictures/100000010000041700000257515DDC2D9CAB13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4" text:anchor-type="char" svg:width="6.9252in" svg:height="3.9618in" draw:z-index="3"><draw:image xlink:href="Pictures/100000010000041700000257F94052B4D7BB8F12.png" xlink:type="simple" xlink:show="embed" xlink:actuate="onLoad" draw:mime-type="image/png"/></draw:frame><text:soft-page-break/></text:p>
      <text:p text:style-name="P3"><draw:frame draw:style-name="fr1" draw:name="Image5" text:anchor-type="char" svg:width="6.9252in" svg:height="3.9618in" draw:z-index="4"><draw:image xlink:href="Pictures/1000000100000417000002577F1B8DE68877143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6" text:anchor-type="char" svg:width="6.9252in" svg:height="3.9618in" draw:z-index="5"><draw:image xlink:href="Pictures/1000000100000417000002573BA08CE053EFADC8.png" xlink:type="simple" xlink:show="embed" xlink:actuate="onLoad" draw:mime-type="image/png"/></draw:frame><text:soft-page-break/></text:p>
      <text:p text:style-name="P3"><draw:frame draw:style-name="fr1" draw:name="Image7" text:anchor-type="char" svg:width="6.9252in" svg:height="3.9618in" draw:z-index="6"><draw:image xlink:href="Pictures/100000010000041700000257E18975C694080AB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8" text:anchor-type="char" svg:width="6.9252in" svg:height="3.9618in" draw:z-index="7"><draw:image xlink:href="Pictures/100000010000041700000257345E8A68AECB8938.png" xlink:type="simple" xlink:show="embed" xlink:actuate="onLoad" draw:mime-type="image/png"/></draw:frame><text:soft-page-break/></text:p>
      <text:p text:style-name="P3"><draw:frame draw:style-name="fr1" draw:name="Image9" text:anchor-type="char" svg:width="6.9252in" svg:height="3.9618in" draw:z-index="8"><draw:image xlink:href="Pictures/1000000100000417000002570A2B1267A3A3B2F0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21:11:50.207532953</meta:creation-date>
    <dc:date>2023-03-15T21:14:46.748353573</dc:date>
    <meta:editing-duration>PT2M57S</meta:editing-duration>
    <meta:editing-cycles>1</meta:editing-cycles>
    <meta:document-statistic meta:table-count="0" meta:image-count="9" meta:object-count="0" meta:page-count="5" meta:paragraph-count="5" meta:word-count="8" meta:character-count="47" meta:non-whitespace-character-count="44"/>
    <meta:generator>LibreOffice/7.3.7.2$Linux_X86_64 LibreOffice_project/30$Build-2</meta:generator>
  </office:meta>
</office:document-meta>
</file>